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Impl.getColumn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Impl.getColum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Impl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Impl.getProperty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Impl.getSelector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Impl.ColumnImpl( NamePathResolver resolver , Name selectorName , Name propertyName , Name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umnImpl.ge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